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at I did</text:p>
      <text:p text:style-name="Standard"><text:tab/>-Designed a stack-based processor and compared it to a register-based processor that I designed <text:tab/>a year and a half ago</text:p>
      <text:p text:style-name="Standard"><text:tab/>-Explain that processors have to bring data in from memory to a tiny amount of local memory to <text:tab/>work on it (like taking wood from the storage pile to the workbench to do stuff to it)</text:p>
      <text:p text:style-name="Standard"><text:tab/>-Explain stack- and register-based architectures here (visuals!)</text:p>
      <text:p text:style-name="Standard"><text:tab/>-Go over basic operations of stack</text:p>
      <text:p text:style-name="Standard"><text:tab/><text:tab/>-Addition example (2 pop off, result pop on)</text:p>
      <text:p text:style-name="Standard"><text:tab/><text:tab/>-Basic stack manipulation</text:p>
      <text:p text:style-name="Standard"><text:tab/><text:tab/><text:tab/>-DUP, SWAP, ROT, OVER</text:p>
      <text:p text:style-name="Standard"><text:tab/><text:tab/>-Advantages in some areas over register-based b/c of this</text:p>
      <text:p text:style-name="Standard"/>
      <text:p text:style-name="Standard">How I did it (FPGAs)</text:p>
      <text:p text:style-name="Standard"><text:tab/>-Point out FPGA board and actual FPGA</text:p>
      <text:p text:style-name="Standard"><text:tab/>-I did not build it, I didn't design board, I just used reconfigurable hardware</text:p>
      <text:p text:style-name="Standard"><text:tab/><text:tab/>-Explain that hardware designers usually design a fixed, permanent system, but <text:tab/><text:tab/><text:tab/><text:tab/>reconfigurable hardware is actually hardware that you can make whatever you want it to <text:tab/><text:tab/>be within physical limits of the chip. Called FPGAs, sounds magical</text:p>
      <text:p text:style-name="Standard"><text:tab/>-Describe hardware with VHDL, which is a hardware description language, but looks like a <text:tab/>programming language</text:p>
      <text:p text:style-name="Standard"/>
      <text:p text:style-name="Standard">Designing a processor</text:p>
      <text:p text:style-name="Standard"><text:tab/>-Explain here the stuff about instructions and how processors actually do things</text:p>
      <text:p text:style-name="Standard"><text:tab/>-Explain basic functionality and such of the OZ-4, go over features</text:p>
      <text:p text:style-name="Standard"><text:tab/>-Had to design an instruction set (what will the processor be able to do?), then decide how to <text:tab/>encode instructions in binary so the processor can interpret it</text:p>
      <text:p text:style-name="Standard"><text:tab/>-Design parts of the processor that do things (ALU, stack, I/O controller, memory controller)</text:p>
      <text:p text:style-name="Standard"><text:tab/><text:tab/>-Go a lil bit into fixed-point math and how I designed the multiplier</text:p>
      <text:p text:style-name="Standard"><text:tab/>-Then design the control unit to figure out what each instruction means and make the parts of <text:tab/>the processor do things based on that</text:p>
      <text:p text:style-name="Standard"/>
      <text:p text:style-name="Standard">Comparison</text:p>
      <text:p text:style-name="Standard"><text:tab/>-Talk a little bit about the OZ-3, just say that it's register-based and has same I/O capabilities</text:p>
      <text:p text:style-name="Standard"><text:tab/>-Both CPUs are in the same system, designed it so they can be popped in and out</text:p>
      <text:p text:style-name="Standard"><text:tab/>-They run at the same speed, same resources</text:p>
      <text:p text:style-name="Standard"><text:tab/>-Talk about the different boring programs here, and their performance</text:p>
      <text:p text:style-name="Standard"><text:tab/>-Conclusion</text:p>
      <text:p text:style-name="Standard"><text:tab/><text:tab/>-They're both about the same, which was surprising. Why? Juggling the stack is difficult, <text:tab/>and you have to spend time putting the operands on the stack before using them. In the end, <text:tab/>register-based is more flexible and does more in one instruction, and can even be used like a <text:tab/>poor man's stack if need be</text:p>
      <text:p text:style-name="Standard"><text:tab/>-Other things to point out:</text:p>
      <text:p text:style-name="Standard"><text:tab/><text:tab/>-Stack-based is simpler in hardware, so it COULD run faster</text:p>
      <text:p text:style-name="Standard"><text:tab/><text:tab/>-Stack-based takes up less space, was easier to design hardware</text:p>
      <text:p text:style-name="Standard"><text:tab/><text:tab/>-Stack-based takes up much less program space (12 bits as opposed to 32 bits)</text:p>
      <text:p text:style-name="Standard"/>
      <text:p text:style-name="Standard">Mandelbrots! (bring calculator)</text:p>
      <text:p text:style-name="Standard"><text:tab/>-talk about mandelbrots a bit, how the algorithm is easy and can be done on almost anything <text:tab/>(crackalator)</text:p>
      <text:p text:style-name="Standard"><text:tab/>takes twenty seconds b/c it's gotta do 300k points, about 15k points/sec</text:p>
      <text:p text:style-name="Standard"><text:tab/>-try generation on big screen, then demo the trippy col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098in" fo:margin-bottom="0.5098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Oztalay</meta:initial-creator>
    <meta:creation-date>2011-05-18T21:35:53.72</meta:creation-date>
    <dc:date>2011-05-18T23:07:40.28</dc:date>
    <dc:creator>Ben Oztalay</dc:creator>
    <meta:editing-duration>PT1H31M42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1" meta:paragraph-count="36" meta:word-count="470" meta:character-count="2813"/>
  </office:meta>
</office:document-meta>
</file>